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8b8" officeooo:paragraph-rsid="000388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ut-on être sûr qu’on a raison ?</text:p>
      <text:p text:style-name="P1">Doit-on douter des vérités lorsqu’elles sont démontrées ?</text:p>
      <text:p text:style-name="P1">Une vérité peut-elle être définitive ?</text:p>
      <text:p text:style-name="P1"><text:s/>Savoir, est-ce ne rien croire ?</text:p>
      <text:p text:style-name="P1">Suffit-il d’être certain pour avoir raison ?</text:p>
      <text:p text:style-name="P1">Une vérité absolue est-elle possible ?</text:p>
      <text:p text:style-name="P1">Ce qui est vrai, est-ce ce qui est évident ?</text:p>
      <text:p text:style-name="P1">Ce qui est évident est-il toujours vrai ?</text:p>
      <text:p text:style-name="P1">Quel besoin avons-nous de chercher la vérité ?</text:p>
      <text:p text:style-name="P1">La connaissance de la vérité donne-t-elle du pouvoir ?</text:p>
      <text:p text:style-name="P1">La vérité est-elle toujours préférable à l'illusion ?</text:p>
      <text:p text:style-name="P1">Une vérité est-elle discutable 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5:33:29.030000000</meta:creation-date>
    <dc:date>2022-09-20T15:40:10.938000000</dc:date>
    <meta:editing-duration>PT6M42S</meta:editing-duration>
    <meta:editing-cycles>1</meta:editing-cycles>
    <meta:document-statistic meta:table-count="0" meta:image-count="0" meta:object-count="0" meta:page-count="1" meta:paragraph-count="12" meta:word-count="88" meta:character-count="512" meta:non-whitespace-character-count="435"/>
    <meta:generator>LibreOffice/7.3.1.3$Windows_X86_64 LibreOffice_project/a69ca51ded25f3eefd52d7bf9a5fad8c90b87951</meta:generator>
  </office:meta>
</office:document-meta>
</file>